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Bragg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82.01" calcext:value-type="float">
            <text:p>282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b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eta/deg</text:p>
          </table:table-cell>
          <table:table-cell office:value-type="string" calcext:value-type="string">
            <text:p>dbeta / deg</text:p>
          </table:table-cell>
          <table:table-cell office:value-type="string" calcext:value-type="string">
            <text:p>lambda/pm</text:p>
          </table:table-cell>
          <table:table-cell office:value-type="string" calcext:value-type="string">
            <text:p>d lambd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6" calcext:value-type="float">
            <text:p>6.46</text:p>
          </table:table-cell>
          <table:table-cell office:value-type="float" office:value="0.12" calcext:value-type="float">
            <text:p>0.12</text:p>
          </table:table-cell>
          <table:table-cell table:formula="of:=2*[.$C$1]*SIN([.B4]*PI()/180)/[.A4]" office:value-type="float" office:value="63.4576320073511" calcext:value-type="float">
            <text:p>63.4576320073511</text:p>
          </table:table-cell>
          <table:table-cell table:formula="of:=ABS((2*[.$C$1]*[.C4]*(PI()/180)*COS([.B4]*(PI()/180)))/[.A4])" office:value-type="float" office:value="1.17378035413707" calcext:value-type="float">
            <text:p>1.173780354137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96" calcext:value-type="float">
            <text:p>12.96</text:p>
          </table:table-cell>
          <table:table-cell office:value-type="float" office:value="0.14" calcext:value-type="float">
            <text:p>0.14</text:p>
          </table:table-cell>
          <table:table-cell table:formula="of:=2*[.$C$1]*SIN([.B5]*PI()/180)/[.A5]" office:value-type="float" office:value="63.246597295335" calcext:value-type="float">
            <text:p>63.246597295335</text:p>
          </table:table-cell>
          <table:table-cell table:formula="of:=ABS((2*[.$C$1]*[.C5]*(PI()/180)*COS([.B5]*(PI()/180)))/[.A5])" office:value-type="float" office:value="0.671527390013968" calcext:value-type="float">
            <text:p>0.6715273900139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9.7" calcext:value-type="float">
            <text:p>19.70</text:p>
          </table:table-cell>
          <table:table-cell office:value-type="float" office:value="0.08" calcext:value-type="float">
            <text:p>0.08</text:p>
          </table:table-cell>
          <table:table-cell table:formula="of:=2*[.$C$1]*SIN([.B6]*PI()/180)/[.A6]" office:value-type="float" office:value="63.3761558852622" calcext:value-type="float">
            <text:p>63.3761558852622</text:p>
          </table:table-cell>
          <table:table-cell table:formula="of:=ABS((2*[.$C$1]*[.C6]*(PI()/180)*COS([.B6]*(PI()/180)))/[.A6])" office:value-type="float" office:value="0.247142446301193" calcext:value-type="float">
            <text:p>0.24714244630119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alp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eta/deg</text:p>
          </table:table-cell>
          <table:table-cell office:value-type="string" calcext:value-type="string">
            <text:p>dbeta / deg</text:p>
          </table:table-cell>
          <table:table-cell office:value-type="string" calcext:value-type="string">
            <text:p>lambda/p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  <table:table-cell table:formula="of:=2*[.$C$1]*SIN([.B10]*PI()/180)/[.A10]" office:value-type="float" office:value="71.2763945146147" calcext:value-type="float">
            <text:p>71.2763945146147</text:p>
          </table:table-cell>
          <table:table-cell table:formula="of:=ABS((2*[.$C$1]*[.C10]*(PI()/180)*COS([.B10]*(PI()/180)))/[.A10])" office:value-type="float" office:value="1.171810290218" calcext:value-type="float">
            <text:p>1.1718102902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64" calcext:value-type="float">
            <text:p>14.64</text:p>
          </table:table-cell>
          <table:table-cell office:value-type="float" office:value="0.12" calcext:value-type="float">
            <text:p>0.12</text:p>
          </table:table-cell>
          <table:table-cell table:formula="of:=2*[.$C$1]*SIN([.B11]*PI()/180)/[.A11]" office:value-type="float" office:value="71.2765850779394" calcext:value-type="float">
            <text:p>71.2765850779394</text:p>
          </table:table-cell>
          <table:table-cell table:formula="of:=ABS((2*[.$C$1]*[.C11]*(PI()/180)*COS([.B11]*(PI()/180)))/[.A11])" office:value-type="float" office:value="0.571464016804902" calcext:value-type="float">
            <text:p>0.5714640168049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24" calcext:value-type="float">
            <text:p>22.24</text:p>
          </table:table-cell>
          <table:table-cell office:value-type="float" office:value="0.14" calcext:value-type="float">
            <text:p>0.14</text:p>
          </table:table-cell>
          <table:table-cell table:formula="of:=2*[.$C$1]*SIN([.B12]*PI()/180)/[.A12]" office:value-type="float" office:value="71.158093214537" calcext:value-type="float">
            <text:p>71.158093214537</text:p>
          </table:table-cell>
          <table:table-cell table:formula="of:=ABS((2*[.$C$1]*[.C12]*(PI()/180)*COS([.B12]*(PI()/180)))/[.A12])" office:value-type="float" office:value="0.425211581060069" calcext:value-type="float">
            <text:p>0.425211581060069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at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b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eta/deg</text:p>
          </table:table-cell>
          <table:table-cell office:value-type="string" calcext:value-type="string">
            <text:p>lambda/p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[.B4];&quot;(&quot;;[.C4]*100;&quot;)&quot;)" office:value-type="string" office:string-value="6.46(12)" calcext:value-type="string">
            <text:p>6.46(12)</text:p>
          </table:table-cell>
          <table:table-cell table:formula="of:=CONCATENATE(ROUND([.D4];1);&quot;(&quot;;ORG.LIBREOFFICE.ROUNDSIG([.E4];2)*10;&quot;)&quot;)" office:value-type="string" office:string-value="63.5(12)" calcext:value-type="string">
            <text:p>63.5(12)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[.B5];&quot;(&quot;;[.C5]*100;&quot;)&quot;)" office:value-type="string" office:string-value="12.96(14)" calcext:value-type="string">
            <text:p>12.96(14)</text:p>
          </table:table-cell>
          <table:table-cell table:formula="of:=CONCATENATE(ROUND([.D5];1);&quot;(&quot;;ORG.LIBREOFFICE.ROUNDSIG([.E5];1)*10;&quot;)&quot;)" office:value-type="string" office:string-value="63.2(7)" calcext:value-type="string">
            <text:p>63.2(7)</text:p>
          </table:table-cell>
          <table:table-cell/>
          <table:table-cell office:value-type="float" office:value="63.2" calcext:value-type="float">
            <text:p>63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[.B6];&quot;(&quot;;[.C6]*100;&quot;)&quot;)" office:value-type="string" office:string-value="19.7(8)" calcext:value-type="string">
            <text:p>19.7(8)</text:p>
          </table:table-cell>
          <table:table-cell table:formula="of:=CONCATENATE(ROUND([.D6];2);&quot;(&quot;;ORG.LIBREOFFICE.ROUNDSIG([.E6];2)*100;&quot;)&quot;)" office:value-type="string" office:string-value="63.38(25)" calcext:value-type="string">
            <text:p>63.38(25)</text:p>
          </table:table-cell>
          <table:table-cell/>
          <table:table-cell office:value-type="float" office:value="63.38" calcext:value-type="float">
            <text:p>63.3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8:.E20])" office:value-type="float" office:value="63.36" calcext:value-type="float">
            <text:p>63.36</text:p>
          </table:table-cell>
          <table:table-cell table:formula="of:=SQRT(SUMSQ([.F18:.F20]))/3" office:value-type="float" office:value="0.470519807116437" calcext:value-type="float">
            <text:p>0.4705198071164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alp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eta/deg</text:p>
          </table:table-cell>
          <table:table-cell office:value-type="string" calcext:value-type="string">
            <text:p>lambda/p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[.B10];&quot;(&quot;;[.C10]*100;&quot;)&quot;)" office:value-type="string" office:string-value="7.26(12)" calcext:value-type="string">
            <text:p>7.26(12)</text:p>
          </table:table-cell>
          <table:table-cell table:formula="of:=CONCATENATE(ROUND([.D10];1);&quot;(&quot;;ORG.LIBREOFFICE.ROUNDSIG([.E10];2)*10;&quot;)&quot;)" office:value-type="string" office:string-value="71.3(12)" calcext:value-type="string">
            <text:p>71.3(12)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[.B11];&quot;(&quot;;[.C11]*100;&quot;)&quot;)" office:value-type="string" office:string-value="14.64(12)" calcext:value-type="string">
            <text:p>14.64(12)</text:p>
          </table:table-cell>
          <table:table-cell table:formula="of:=CONCATENATE(ROUND([.D11];1);&quot;(&quot;;ORG.LIBREOFFICE.ROUNDSIG([.E11];1)*10;&quot;)&quot;)" office:value-type="string" office:string-value="71.3(6)" calcext:value-type="string">
            <text:p>71.3(6)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[.B12];&quot;(&quot;;[.C12]*100;&quot;)&quot;)" office:value-type="string" office:string-value="22.24(14)" calcext:value-type="string">
            <text:p>22.24(14)</text:p>
          </table:table-cell>
          <table:table-cell table:formula="of:=CONCATENATE(ROUND([.D12];1);&quot;(&quot;;ORG.LIBREOFFICE.ROUNDSIG([.E12];1)*10+1;&quot;)&quot;)" office:value-type="string" office:string-value="71.2(5)" calcext:value-type="string">
            <text:p>71.2(5)</text:p>
          </table:table-cell>
          <table:table-cell/>
          <table:table-cell office:value-type="float" office:value="71.2" calcext:value-type="float">
            <text:p>71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5:.E27])" office:value-type="float" office:value="71.2666666666667" calcext:value-type="float">
            <text:p>71.2666666666667</text:p>
          </table:table-cell>
          <table:table-cell table:formula="of:=SQRT(SUMSQ([.F25:.F27]))/3" office:value-type="float" office:value="0.477260702109212" calcext:value-type="float">
            <text:p>0.477260702109212</text:p>
          </table:table-cell>
        </table:table-row>
      </table:table>
      <table:table table:name="TV2 Auswertung" table:style-name="ta1">
        <table:table-column table:style-name="co2" table:default-cell-style-name="Default"/>
        <table:table-column table:style-name="co3" table:default-cell-style-name="ce3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alph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beta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35kV</text:p>
          </table:table-cell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  <table:table-cell office:value-type="float" office:value="1.2" calcext:value-type="float">
            <text:p>1.2</text:p>
          </table:table-cell>
          <table:table-cell office:value-type="float" office:value="63.4" calcext:value-type="float">
            <text:p>63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42.6" calcext:value-type="float">
            <text:p>142.6</text:p>
          </table:table-cell>
          <table:table-cell office:value-type="float" office:value="1.2" calcext:value-type="float">
            <text:p>1.2</text:p>
          </table:table-cell>
          <table:table-cell office:value-type="float" office:value="126.6" calcext:value-type="float">
            <text:p>126.6</text:p>
          </table:table-cell>
          <table:table-cell table:style-name="ce4" office:value-type="float" office:value="1" calcext:value-type="float">
            <text:p>1.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13.5" calcext:value-type="float">
            <text:p>213.5</text:p>
          </table:table-cell>
          <table:table-cell office:value-type="float" office:value="1.2" calcext:value-type="float">
            <text:p>1.2</text:p>
          </table:table-cell>
          <table:table-cell office:value-type="float" office:value="190.2" calcext:value-type="float">
            <text:p>190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25kV</text:p>
          </table:table-cell>
          <table:table-cell office:value-type="float" office:value="1" calcext:value-type="float">
            <text:p>1</text:p>
          </table:table-cell>
          <table:table-cell office:value-type="float" office:value="71.1" calcext:value-type="float">
            <text:p>71.1</text:p>
          </table:table-cell>
          <table:table-cell office:value-type="float" office:value="1.1" calcext:value-type="float">
            <text:p>1.1</text:p>
          </table:table-cell>
          <table:table-cell office:value-type="float" office:value="63.4" calcext:value-type="float">
            <text:p>63.4</text:p>
          </table:table-cell>
          <table:table-cell table:style-name="ce4" office:value-type="float" office:value="1" calcext:value-type="float">
            <text:p>1.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42.4" calcext:value-type="float">
            <text:p>142.4</text:p>
          </table:table-cell>
          <table:table-cell office:value-type="float" office:value="1.1" calcext:value-type="float">
            <text:p>1.1</text:p>
          </table:table-cell>
          <table:table-cell office:value-type="float" office:value="126.6" calcext:value-type="float">
            <text:p>126.6</text:p>
          </table:table-cell>
          <table:table-cell table:style-name="ce4" office:value-type="float" office:value="1" calcext:value-type="float">
            <text:p>1.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alph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beta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35kV</text:p>
          </table:table-cell>
          <table:table-cell office:value-type="float" office:value="1" calcext:value-type="float">
            <text:p>1</text:p>
          </table:table-cell>
          <table:table-cell table:formula="of:=[.C2]/[.$B2]" office:value-type="float" office:value="71.3" calcext:value-type="float">
            <text:p>71.3</text:p>
          </table:table-cell>
          <table:table-cell table:formula="of:=[.D2]/[.$B2]" office:value-type="float" office:value="1.2" calcext:value-type="float">
            <text:p>1.2</text:p>
          </table:table-cell>
          <table:table-cell table:formula="of:=[.E2]/[.$B2]" office:value-type="float" office:value="63.4" calcext:value-type="float">
            <text:p>63.4</text:p>
          </table:table-cell>
          <table:table-cell table:formula="of:=[.F2]/[.$B2]" office:value-type="float" office:value="1.2" calcext:value-type="float">
            <text:p>1.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.C3]/[.$B3]" office:value-type="float" office:value="71.3" calcext:value-type="float">
            <text:p>71.3</text:p>
          </table:table-cell>
          <table:table-cell table:formula="of:=[.D3]/[.$B3]" office:value-type="float" office:value="0.6" calcext:value-type="float">
            <text:p>0.6</text:p>
          </table:table-cell>
          <table:table-cell table:formula="of:=[.E3]/[.$B3]" office:value-type="float" office:value="63.3" calcext:value-type="float">
            <text:p>63.3</text:p>
          </table:table-cell>
          <table:table-cell table:formula="of:=[.F3]/[.$B3]" office:value-type="float" office:value="0.5" calcext:value-type="float">
            <text:p>0.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1.2" calcext:value-type="float">
            <text:p>71.2</text:p>
          </table:table-cell>
          <table:table-cell table:formula="of:=[.D4]/[.$B4]" office:value-type="float" office:value="0.4" calcext:value-type="float">
            <text:p>0.4</text:p>
          </table:table-cell>
          <table:table-cell table:style-name="ce1" table:formula="of:=[.E4]/[.$B4]" office:value-type="float" office:value="63.4" calcext:value-type="float">
            <text:p>63.4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25kV</text:p>
          </table:table-cell>
          <table:table-cell office:value-type="float" office:value="1" calcext:value-type="float">
            <text:p>1</text:p>
          </table:table-cell>
          <table:table-cell table:formula="of:=[.C5]/[.$B5]" office:value-type="float" office:value="71.1" calcext:value-type="float">
            <text:p>71.1</text:p>
          </table:table-cell>
          <table:table-cell table:formula="of:=[.D5]/[.$B5]" office:value-type="float" office:value="1.1" calcext:value-type="float">
            <text:p>1.1</text:p>
          </table:table-cell>
          <table:table-cell table:formula="of:=[.E5]/[.$B5]" office:value-type="float" office:value="63.4" calcext:value-type="float">
            <text:p>63.4</text:p>
          </table:table-cell>
          <table:table-cell table:style-name="ce4" table:formula="of:=[.F5]/[.$B5]" office:value-type="float" office:value="1" calcext:value-type="float">
            <text:p>1.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.C6]/[.$B6]" office:value-type="float" office:value="71.2" calcext:value-type="float">
            <text:p>71.2</text:p>
          </table:table-cell>
          <table:table-cell office:value-type="float" office:value="0.6" calcext:value-type="float">
            <text:p>0.6</text:p>
          </table:table-cell>
          <table:table-cell table:formula="of:=[.E6]/[.$B6]" office:value-type="float" office:value="63.3" calcext:value-type="float">
            <text:p>63.3</text:p>
          </table:table-cell>
          <table:table-cell table:formula="of:=[.F6]/[.$B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10:.C14])" office:value-type="float" office:value="71.22" calcext:value-type="float">
            <text:p>71.22</text:p>
          </table:table-cell>
          <table:table-cell table:formula="of:=SQRT(SUMSQ([.D10:.D14]))/5" office:value-type="float" office:value="0.375765884561119" calcext:value-type="float">
            <text:p>0.375765884561119</text:p>
          </table:table-cell>
          <table:table-cell table:formula="of:=AVERAGE([.E10:.E14])" office:value-type="float" office:value="63.36" calcext:value-type="float">
            <text:p>63.36</text:p>
          </table:table-cell>
          <table:table-cell table:formula="of:=SQRT(SUMSQ([.F10:.F14]))/5" office:value-type="float" office:value="0.347154144437309" calcext:value-type="float">
            <text:p>0.34715414443730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ATE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35kV</text:p>
          </table:table-cell>
          <table:table-cell office:value-type="float" office:value="1" calcext:value-type="float">
            <text:p>1</text:p>
          </table:table-cell>
          <table:table-cell table:formula="of:=CONCATENATE([.C2];&quot;(&quot;;[.D2]*10;&quot;)&quot;)" office:value-type="string" office:string-value="71.3(12)" calcext:value-type="string">
            <text:p>71.3(12)</text:p>
          </table:table-cell>
          <table:table-cell table:formula="of:=CONCATENATE([.C10];&quot;(&quot;;[.D10]*10;&quot;)&quot;)" office:value-type="string" office:string-value="71.3(12)" calcext:value-type="string">
            <text:p>71.3(12)</text:p>
          </table:table-cell>
          <table:table-cell table:formula="of:=CONCATENATE([.E2];&quot;(&quot;;[.F2]*10;&quot;)&quot;)" office:value-type="string" office:string-value="63.4(12)" calcext:value-type="string">
            <text:p>63.4(12)</text:p>
          </table:table-cell>
          <table:table-cell table:formula="of:=CONCATENATE([.E10];&quot;(&quot;;[.F10]*10;&quot;)&quot;)" office:value-type="string" office:string-value="63.4(12)" calcext:value-type="string">
            <text:p>63.4(12)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CONCATENATE([.C3];&quot;(&quot;;[.D3]*10;&quot;)&quot;)" office:value-type="string" office:string-value="142.6(12)" calcext:value-type="string">
            <text:p>142.6(12)</text:p>
          </table:table-cell>
          <table:table-cell table:formula="of:=CONCATENATE([.C11];&quot;(&quot;;[.D11]*10;&quot;)&quot;)" office:value-type="string" office:string-value="71.3(6)" calcext:value-type="string">
            <text:p>71.3(6)</text:p>
          </table:table-cell>
          <table:table-cell table:formula="of:=CONCATENATE([.E3];&quot;(&quot;;[.F3]*10;&quot;)&quot;)" office:value-type="string" office:string-value="126.6(10)" calcext:value-type="string">
            <text:p>126.6(10)</text:p>
          </table:table-cell>
          <table:table-cell table:formula="of:=CONCATENATE([.E11];&quot;(&quot;;[.F11]*10;&quot;)&quot;)" office:value-type="string" office:string-value="63.3(5)" calcext:value-type="string">
            <text:p>63.3(5)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CONCATENATE([.C4];&quot;(&quot;;[.D4]*10;&quot;)&quot;)" office:value-type="string" office:string-value="213.5(12)" calcext:value-type="string">
            <text:p>213.5(12)</text:p>
          </table:table-cell>
          <table:table-cell table:formula="of:=CONCATENATE([.C12];&quot;(&quot;;[.D12]*10;&quot;)&quot;)" office:value-type="string" office:string-value="71.2(4)" calcext:value-type="string">
            <text:p>71.2(4)</text:p>
          </table:table-cell>
          <table:table-cell table:formula="of:=CONCATENATE([.E4];&quot;(&quot;;[.F4]*10;&quot;)&quot;)" office:value-type="string" office:string-value="190.2(8)" calcext:value-type="string">
            <text:p>190.2(8)</text:p>
          </table:table-cell>
          <table:table-cell office:value-type="string" calcext:value-type="string">
            <text:p>63.40(27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25kV</text:p>
          </table:table-cell>
          <table:table-cell office:value-type="float" office:value="1" calcext:value-type="float">
            <text:p>1</text:p>
          </table:table-cell>
          <table:table-cell table:formula="of:=CONCATENATE([.C5];&quot;(&quot;;[.D5]*10;&quot;)&quot;)" office:value-type="string" office:string-value="71.1(11)" calcext:value-type="string">
            <text:p>71.1(11)</text:p>
          </table:table-cell>
          <table:table-cell table:formula="of:=CONCATENATE([.C13];&quot;(&quot;;[.D13]*10;&quot;)&quot;)" office:value-type="string" office:string-value="71.1(11)" calcext:value-type="string">
            <text:p>71.1(11)</text:p>
          </table:table-cell>
          <table:table-cell table:formula="of:=CONCATENATE([.E5];&quot;(&quot;;[.F5]*10;&quot;)&quot;)" office:value-type="string" office:string-value="63.4(10)" calcext:value-type="string">
            <text:p>63.4(10)</text:p>
          </table:table-cell>
          <table:table-cell table:formula="of:=CONCATENATE([.E13];&quot;(&quot;;[.F13]*10;&quot;)&quot;)" office:value-type="string" office:string-value="63.4(10)" calcext:value-type="string">
            <text:p>63.4(10)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CONCATENATE([.C6];&quot;(&quot;;[.D6]*10;&quot;)&quot;)" office:value-type="string" office:string-value="142.4(11)" calcext:value-type="string">
            <text:p>142.4(11)</text:p>
          </table:table-cell>
          <table:table-cell table:formula="of:=CONCATENATE([.C14];&quot;(&quot;;[.D14]*10;&quot;)&quot;)" office:value-type="string" office:string-value="71.2(6)" calcext:value-type="string">
            <text:p>71.2(6)</text:p>
          </table:table-cell>
          <table:table-cell table:formula="of:=CONCATENATE([.E6];&quot;(&quot;;[.F6]*10;&quot;)&quot;)" office:value-type="string" office:string-value="126.6(10)" calcext:value-type="string">
            <text:p>126.6(10)</text:p>
          </table:table-cell>
          <table:table-cell table:formula="of:=CONCATENATE([.E14];&quot;(&quot;;[.F14]*10;&quot;)&quot;)" office:value-type="string" office:string-value="63.3(5)" calcext:value-type="string">
            <text:p>63.3(5)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35kV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&amp;b / °</text:p>
          </table:table-cell>
          <table:table-cell office:value-type="string" calcext:value-type="string">
            <text:p>R_0 / 1/s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74.3" calcext:value-type="float">
            <text:p>174.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36.5" calcext:value-type="float">
            <text:p>336.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69.6" calcext:value-type="float">
            <text:p>469.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0.2" calcext:value-type="float">
            <text:p>730.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84.4" calcext:value-type="float">
            <text:p>884.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942.9" calcext:value-type="float">
            <text:p>942.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063.4" calcext:value-type="float">
            <text:p>1063.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100.5" calcext:value-type="float">
            <text:p>1100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162.7" calcext:value-type="float">
            <text:p>1162.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194.1" calcext:value-type="float">
            <text:p>1194.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47.9" calcext:value-type="float">
            <text:p>1247.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260.9" calcext:value-type="float">
            <text:p>1260.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0.9" calcext:value-type="float">
            <text:p>1280.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278.2" calcext:value-type="float">
            <text:p>1278.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276.5" calcext:value-type="float">
            <text:p>1276.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264.7" calcext:value-type="float">
            <text:p>1264.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50.8" calcext:value-type="float">
            <text:p>1250.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37.1" calcext:value-type="float">
            <text:p>1237.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193.2" calcext:value-type="float">
            <text:p>1193.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162.9" calcext:value-type="float">
            <text:p>1162.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133.7" calcext:value-type="float">
            <text:p>1133.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071.8" calcext:value-type="float">
            <text:p>107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1.4" calcext:value-type="float">
            <text:p>1051.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022.9" calcext:value-type="float">
            <text:p>1022.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494.7" calcext:value-type="float">
            <text:p>1494.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893.4" calcext:value-type="float">
            <text:p>1893.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865.8" calcext:value-type="float">
            <text:p>1865.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489.5" calcext:value-type="float">
            <text:p>1489.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012.2" calcext:value-type="float">
            <text:p>1012.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832.8" calcext:value-type="float">
            <text:p>832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161.4" calcext:value-type="float">
            <text:p>2161.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127.4" calcext:value-type="float">
            <text:p>3127.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3246.2" calcext:value-type="float">
            <text:p>3246.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192.1" calcext:value-type="float">
            <text:p>1192.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734.4" calcext:value-type="float">
            <text:p>734.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666.2" calcext:value-type="float">
            <text:p>666.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632.3" calcext:value-type="float">
            <text:p>632.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12.5" calcext:value-type="float">
            <text:p>61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5.9" calcext:value-type="float">
            <text:p>595.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571.3" calcext:value-type="float">
            <text:p>571.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41.7" calcext:value-type="float">
            <text:p>541.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523.7" calcext:value-type="float">
            <text:p>523.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91.1" calcext:value-type="float">
            <text:p>491.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74.8" calcext:value-type="float">
            <text:p>474.8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50.8" calcext:value-type="float">
            <text:p>450.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45.4" calcext:value-type="float">
            <text:p>445.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430.9" calcext:value-type="float">
            <text:p>43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4.7" calcext:value-type="float">
            <text:p>404.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95.9" calcext:value-type="float">
            <text:p>395.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82.4" calcext:value-type="float">
            <text:p>382.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51.7" calcext:value-type="float">
            <text:p>351.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45.9" calcext:value-type="float">
            <text:p>345.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26.8" calcext:value-type="float">
            <text:p>326.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0.3" calcext:value-type="float">
            <text:p>320.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04.4" calcext:value-type="float">
            <text:p>304.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97.7" calcext:value-type="float">
            <text:p>297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9.9" calcext:value-type="float">
            <text:p>289.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74.9" calcext:value-type="float">
            <text:p>274.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63.3" calcext:value-type="float">
            <text:p>263.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62.5" calcext:value-type="float">
            <text:p>262.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3.5" calcext:value-type="float">
            <text:p>253.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44.4" calcext:value-type="float">
            <text:p>244.4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47.7" calcext:value-type="float">
            <text:p>247.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28.6" calcext:value-type="float">
            <text:p>228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2.8" calcext:value-type="float">
            <text:p>222.8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32.3" calcext:value-type="float">
            <text:p>232.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13.4" calcext:value-type="float">
            <text:p>213.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98.9" calcext:value-type="float">
            <text:p>198.9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01.7" calcext:value-type="float">
            <text:p>201.7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95.4" calcext:value-type="float">
            <text:p>195.4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04.3" calcext:value-type="float">
            <text:p>204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6.6" calcext:value-type="float">
            <text:p>196.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83.6" calcext:value-type="float">
            <text:p>183.6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82.7" calcext:value-type="float">
            <text:p>182.7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7.9" calcext:value-type="float">
            <text:p>177.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39.9" calcext:value-type="float">
            <text:p>239.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18.5" calcext:value-type="float">
            <text:p>318.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0.8" calcext:value-type="float">
            <text:p>470.8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395.5" calcext:value-type="float">
            <text:p>395.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68.9" calcext:value-type="float">
            <text:p>168.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62.7" calcext:value-type="float">
            <text:p>162.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64.9" calcext:value-type="float">
            <text:p>164.9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53.8" calcext:value-type="float">
            <text:p>153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53.2" calcext:value-type="float">
            <text:p>153.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78.2" calcext:value-type="float">
            <text:p>178.2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720.7" calcext:value-type="float">
            <text:p>720.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026.2" calcext:value-type="float">
            <text:p>1026.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613.3" calcext:value-type="float">
            <text:p>613.3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2.1" calcext:value-type="float">
            <text:p>142.1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33.6" calcext:value-type="float">
            <text:p>133.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26.3" calcext:value-type="float">
            <text:p>126.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15.3" calcext:value-type="float">
            <text:p>115.3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.1" calcext:value-type="float">
            <text:p>85.1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83.1" calcext:value-type="float">
            <text:p>83.1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95.1" calcext:value-type="float">
            <text:p>195.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69.1" calcext:value-type="float">
            <text:p>269.1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61.5" calcext:value-type="float">
            <text:p>261.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1.2" calcext:value-type="float">
            <text:p>171.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1" calcext:value-type="float">
            <text:p>23.1</text:p>
          </table:table-cell>
        </table:table-row>
      </table:table>
      <table:table table:name="TV2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20 kv</text:p>
          </table:table-cell>
          <table:table-cell office:value-type="string" calcext:value-type="string">
            <text:p>25 kv</text:p>
          </table:table-cell>
        </table:table-row>
        <table:table-row table:style-name="ro1">
          <table:table-cell office:value-type="string" calcext:value-type="string">
            <text:p>&amp;b / °</text:p>
          </table:table-cell>
          <table:table-cell office:value-type="string" calcext:value-type="string">
            <text:p>R_0 / 1/s</text:p>
          </table:table-cell>
          <table:table-cell office:value-type="string" calcext:value-type="string">
            <text:p>R_1 / 1/s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6" calcext:value-type="float">
            <text:p>0.6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.1" calcext:value-type="float">
            <text:p>1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7" calcext:value-type="float">
            <text:p>0.7</text:p>
          </table:table-cell>
          <table:table-cell office:value-type="float" office:value="193.5" calcext:value-type="float">
            <text:p>193.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275.2" calcext:value-type="float">
            <text:p>275.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8" calcext:value-type="float">
            <text:p>0.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381.8" calcext:value-type="float">
            <text:p>381.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422.1" calcext:value-type="float">
            <text:p>422.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4" calcext:value-type="float">
            <text:p>0.4</text:p>
          </table:table-cell>
          <table:table-cell office:value-type="float" office:value="453.1" calcext:value-type="float">
            <text:p>453.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477.8" calcext:value-type="float">
            <text:p>477.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.3" calcext:value-type="float">
            <text:p>1.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486.6" calcext:value-type="float">
            <text:p>486.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2.4" calcext:value-type="float">
            <text:p>22.4</text:p>
          </table:table-cell>
          <table:table-cell office:value-type="float" office:value="491.9" calcext:value-type="float">
            <text:p>491.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3.1" calcext:value-type="float">
            <text:p>53.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7.3" calcext:value-type="float">
            <text:p>87.3</text:p>
          </table:table-cell>
          <table:table-cell office:value-type="float" office:value="587.3" calcext:value-type="float">
            <text:p>587.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10.4" calcext:value-type="float">
            <text:p>110.4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43.9" calcext:value-type="float">
            <text:p>143.9</text:p>
          </table:table-cell>
          <table:table-cell office:value-type="float" office:value="668.3" calcext:value-type="float">
            <text:p>668.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53.6" calcext:value-type="float">
            <text:p>153.6</text:p>
          </table:table-cell>
          <table:table-cell office:value-type="float" office:value="572.1" calcext:value-type="float">
            <text:p>572.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64.6" calcext:value-type="float">
            <text:p>164.6</text:p>
          </table:table-cell>
          <table:table-cell office:value-type="float" office:value="468.8" calcext:value-type="float">
            <text:p>468.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76.2" calcext:value-type="float">
            <text:p>176.2</text:p>
          </table:table-cell>
          <table:table-cell office:value-type="float" office:value="431.7" calcext:value-type="float">
            <text:p>431.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76.9" calcext:value-type="float">
            <text:p>176.9</text:p>
          </table:table-cell>
          <table:table-cell office:value-type="float" office:value="414.4" calcext:value-type="float">
            <text:p>414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.2" calcext:value-type="float">
            <text:p>175.2</text:p>
          </table:table-cell>
          <table:table-cell office:value-type="float" office:value="468.5" calcext:value-type="float">
            <text:p>468.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84.9" calcext:value-type="float">
            <text:p>184.9</text:p>
          </table:table-cell>
          <table:table-cell office:value-type="float" office:value="711.6" calcext:value-type="float">
            <text:p>711.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81.1" calcext:value-type="float">
            <text:p>181.1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86.8" calcext:value-type="float">
            <text:p>186.8</text:p>
          </table:table-cell>
          <table:table-cell office:value-type="float" office:value="969.4" calcext:value-type="float">
            <text:p>969.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78" calcext:value-type="float">
            <text:p>178</text:p>
          </table:table-cell>
          <table:table-cell office:value-type="float" office:value="738.1" calcext:value-type="float">
            <text:p>738.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75.8" calcext:value-type="float">
            <text:p>175.8</text:p>
          </table:table-cell>
          <table:table-cell office:value-type="float" office:value="411.8" calcext:value-type="float">
            <text:p>411.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71.1" calcext:value-type="float">
            <text:p>171.1</text:p>
          </table:table-cell>
          <table:table-cell office:value-type="float" office:value="314.6" calcext:value-type="float">
            <text:p>314.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63.7" calcext:value-type="float">
            <text:p>163.7</text:p>
          </table:table-cell>
          <table:table-cell office:value-type="float" office:value="284.8" calcext:value-type="float">
            <text:p>284.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3.4" calcext:value-type="float">
            <text:p>153.4</text:p>
          </table:table-cell>
          <table:table-cell office:value-type="float" office:value="270.6" calcext:value-type="float">
            <text:p>270.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47.2" calcext:value-type="float">
            <text:p>147.2</text:p>
          </table:table-cell>
          <table:table-cell office:value-type="float" office:value="254.2" calcext:value-type="float">
            <text:p>254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242.9" calcext:value-type="float">
            <text:p>242.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29.4" calcext:value-type="float">
            <text:p>129.4</text:p>
          </table:table-cell>
          <table:table-cell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25.8" calcext:value-type="float">
            <text:p>125.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19" calcext:value-type="float">
            <text:p>11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14.3" calcext:value-type="float">
            <text:p>114.3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08.4" calcext:value-type="float">
            <text:p>108.4</text:p>
          </table:table-cell>
          <table:table-cell office:value-type="float" office:value="174.9" calcext:value-type="float">
            <text:p>174.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5.7" calcext:value-type="float">
            <text:p>95.7</text:p>
          </table:table-cell>
          <table:table-cell office:value-type="float" office:value="167.8" calcext:value-type="float">
            <text:p>167.8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8.5" calcext:value-type="float">
            <text:p>88.5</text:p>
          </table:table-cell>
          <table:table-cell office:value-type="float" office:value="147.6" calcext:value-type="float">
            <text:p>147.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0" calcext:value-type="float">
            <text:p>90</text:p>
          </table:table-cell>
          <table:table-cell office:value-type="float" office:value="150.3" calcext:value-type="float">
            <text:p>150.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85.1" calcext:value-type="float">
            <text:p>85.1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.6" calcext:value-type="float">
            <text:p>80.6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76" calcext:value-type="float">
            <text:p>76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69.2" calcext:value-type="float">
            <text:p>69.2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59.7" calcext:value-type="float">
            <text:p>59.7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60.1" calcext:value-type="float">
            <text:p>60.1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1.3" calcext:value-type="float">
            <text:p>51.3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6.3" calcext:value-type="float">
            <text:p>46.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9.4" calcext:value-type="float">
            <text:p>39.4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0.8" calcext:value-type="float">
            <text:p>40.8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2.8" calcext:value-type="float">
            <text:p>32.8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6" calcext:value-type="float">
            <text:p>33.6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8.1" calcext:value-type="float">
            <text:p>28.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0.2" calcext:value-type="float">
            <text:p>20.2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0.8" calcext:value-type="float">
            <text:p>20.8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8.3" calcext:value-type="float">
            <text:p>18.3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5.8" calcext:value-type="float">
            <text:p>15.8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.9" calcext:value-type="float">
            <text:p>15.9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4.8" calcext:value-type="float">
            <text:p>14.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2.1" calcext:value-type="float">
            <text:p>12.1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8.3" calcext:value-type="float">
            <text:p>8.3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9.9" calcext:value-type="float">
            <text:p>9.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7.5" calcext:value-type="float">
            <text:p>7.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6.1" calcext:value-type="float">
            <text:p>6.1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6.4" calcext:value-type="float">
            <text:p>6.4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.7" calcext:value-type="float">
            <text:p>5.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" calcext:value-type="float">
            <text:p>5.3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.3" calcext:value-type="float">
            <text:p>5.3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.7" calcext:value-type="float">
            <text:p>4.7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.1" calcext:value-type="float">
            <text:p>5.1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7" calcext:value-type="float">
            <text:p>7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/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/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/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/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/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/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/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/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/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/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/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/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/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/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/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/>
          <table:table-cell office:value-type="float" office:value="156.5" calcext:value-type="float">
            <text:p>156.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/>
          <table:table-cell office:value-type="float" office:value="198.2" calcext:value-type="float">
            <text:p>198.2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/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/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/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/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/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/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/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/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/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/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/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/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/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/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/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/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/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/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/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/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/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/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/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/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/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/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1.6" calcext:value-type="float">
            <text:p>31.6</text:p>
          </table:table-cell>
        </table:table-row>
      </table:table>
      <table:table table:name="Zusammen" table:style-name="ta1">
        <table:table-column table:style-name="co2" table:number-columns-repeated="4" table:default-cell-style-name="Default"/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&amp;l / pm</text:p>
          </table:table-cell>
          <table:table-cell office:value-type="string" calcext:value-type="string">
            <text:p>R_0 / 1/s</text:p>
          </table:table-cell>
          <table:table-cell office:value-type="string" calcext:value-type="string">
            <text:p>R_1 / 1/s</text:p>
          </table:table-cell>
          <table:table-cell office:value-type="string" calcext:value-type="string">
            <text:p>R_2 / 1/s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74.3" calcext:value-type="float">
            <text:p>174.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336.5" calcext:value-type="float">
            <text:p>336.5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469.6" calcext:value-type="float">
            <text:p>469.6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730.2" calcext:value-type="float">
            <text:p>730.2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884.4" calcext:value-type="float">
            <text:p>884.4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942.9" calcext:value-type="float">
            <text:p>942.9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063.4" calcext:value-type="float">
            <text:p>1063.4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100.5" calcext:value-type="float">
            <text:p>1100.5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162.7" calcext:value-type="float">
            <text:p>1162.7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office:value-type="float" office:value="1194.1" calcext:value-type="float">
            <text:p>1194.1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247.9" calcext:value-type="float">
            <text:p>1247.9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0.6" calcext:value-type="float">
            <text:p>0.6</text:p>
          </table:table-cell>
          <table:table-cell office:value-type="float" office:value="13.4" calcext:value-type="float">
            <text:p>13.4</text:p>
          </table:table-cell>
          <table:table-cell office:value-type="float" office:value="1260.9" calcext:value-type="float">
            <text:p>1260.9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.1" calcext:value-type="float">
            <text:p>1.1</text:p>
          </table:table-cell>
          <table:table-cell office:value-type="float" office:value="47" calcext:value-type="float">
            <text:p>47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.1" calcext:value-type="float">
            <text:p>1.1</text:p>
          </table:table-cell>
          <table:table-cell office:value-type="float" office:value="107.3" calcext:value-type="float">
            <text:p>107.3</text:p>
          </table:table-cell>
          <table:table-cell office:value-type="float" office:value="1280.9" calcext:value-type="float">
            <text:p>1280.9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0.7" calcext:value-type="float">
            <text:p>0.7</text:p>
          </table:table-cell>
          <table:table-cell office:value-type="float" office:value="193.5" calcext:value-type="float">
            <text:p>193.5</text:p>
          </table:table-cell>
          <table:table-cell office:value-type="float" office:value="1278.2" calcext:value-type="float">
            <text:p>1278.2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1" calcext:value-type="float">
            <text:p>1</text:p>
          </table:table-cell>
          <table:table-cell office:value-type="float" office:value="275.2" calcext:value-type="float">
            <text:p>275.2</text:p>
          </table:table-cell>
          <table:table-cell office:value-type="float" office:value="1276.5" calcext:value-type="float">
            <text:p>1276.5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0.8" calcext:value-type="float">
            <text:p>0.8</text:p>
          </table:table-cell>
          <table:table-cell office:value-type="float" office:value="349" calcext:value-type="float">
            <text:p>349</text:p>
          </table:table-cell>
          <table:table-cell office:value-type="float" office:value="1264.7" calcext:value-type="float">
            <text:p>1264.7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0.7" calcext:value-type="float">
            <text:p>0.7</text:p>
          </table:table-cell>
          <table:table-cell office:value-type="float" office:value="381.8" calcext:value-type="float">
            <text:p>381.8</text:p>
          </table:table-cell>
          <table:table-cell office:value-type="float" office:value="1250.8" calcext:value-type="float">
            <text:p>1250.8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1" calcext:value-type="float">
            <text:p>1</text:p>
          </table:table-cell>
          <table:table-cell office:value-type="float" office:value="422.1" calcext:value-type="float">
            <text:p>422.1</text:p>
          </table:table-cell>
          <table:table-cell office:value-type="float" office:value="1237.1" calcext:value-type="float">
            <text:p>1237.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.9</text:p>
          </table:table-cell>
          <table:table-cell office:value-type="float" office:value="439" calcext:value-type="float">
            <text:p>439</text:p>
          </table:table-cell>
          <table:table-cell office:value-type="float" office:value="1193.2" calcext:value-type="float">
            <text:p>1193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" calcext:value-type="float">
            <text:p>0.4</text:p>
          </table:table-cell>
          <table:table-cell office:value-type="float" office:value="453.1" calcext:value-type="float">
            <text:p>453.1</text:p>
          </table:table-cell>
          <table:table-cell office:value-type="float" office:value="1162.9" calcext:value-type="float">
            <text:p>1162.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2" calcext:value-type="float">
            <text:p>1.2</text:p>
          </table:table-cell>
          <table:table-cell office:value-type="float" office:value="477.8" calcext:value-type="float">
            <text:p>477.8</text:p>
          </table:table-cell>
          <table:table-cell office:value-type="float" office:value="1133.7" calcext:value-type="float">
            <text:p>1133.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84" calcext:value-type="float">
            <text:p>484</text:p>
          </table:table-cell>
          <table:table-cell office:value-type="float" office:value="1071.8" calcext:value-type="float">
            <text:p>1071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6" calcext:value-type="float">
            <text:p>5.6</text:p>
          </table:table-cell>
          <table:table-cell office:value-type="float" office:value="486.6" calcext:value-type="float">
            <text:p>486.6</text:p>
          </table:table-cell>
          <table:table-cell office:value-type="float" office:value="1051.4" calcext:value-type="float">
            <text:p>1051.4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22.4" calcext:value-type="float">
            <text:p>22.4</text:p>
          </table:table-cell>
          <table:table-cell office:value-type="float" office:value="491.9" calcext:value-type="float">
            <text:p>491.9</text:p>
          </table:table-cell>
          <table:table-cell office:value-type="float" office:value="1022.9" calcext:value-type="float">
            <text:p>1022.9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53.1" calcext:value-type="float">
            <text:p>53.1</text:p>
          </table:table-cell>
          <table:table-cell office:value-type="float" office:value="507" calcext:value-type="float">
            <text:p>50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87.3" calcext:value-type="float">
            <text:p>87.3</text:p>
          </table:table-cell>
          <table:table-cell office:value-type="float" office:value="587.3" calcext:value-type="float">
            <text:p>587.3</text:p>
          </table:table-cell>
          <table:table-cell office:value-type="float" office:value="1494.7" calcext:value-type="float">
            <text:p>1494.7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110.4" calcext:value-type="float">
            <text:p>110.4</text:p>
          </table:table-cell>
          <table:table-cell office:value-type="float" office:value="669" calcext:value-type="float">
            <text:p>669</text:p>
          </table:table-cell>
          <table:table-cell office:value-type="float" office:value="1893.4" calcext:value-type="float">
            <text:p>1893.4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143.9" calcext:value-type="float">
            <text:p>143.9</text:p>
          </table:table-cell>
          <table:table-cell office:value-type="float" office:value="668.3" calcext:value-type="float">
            <text:p>668.3</text:p>
          </table:table-cell>
          <table:table-cell office:value-type="float" office:value="1865.8" calcext:value-type="float">
            <text:p>1865.8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153.6" calcext:value-type="float">
            <text:p>153.6</text:p>
          </table:table-cell>
          <table:table-cell office:value-type="float" office:value="572.1" calcext:value-type="float">
            <text:p>572.1</text:p>
          </table:table-cell>
          <table:table-cell office:value-type="float" office:value="1489.5" calcext:value-type="float">
            <text:p>1489.5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164.6" calcext:value-type="float">
            <text:p>164.6</text:p>
          </table:table-cell>
          <table:table-cell office:value-type="float" office:value="468.8" calcext:value-type="float">
            <text:p>468.8</text:p>
          </table:table-cell>
          <table:table-cell office:value-type="float" office:value="1012.2" calcext:value-type="float">
            <text:p>1012.2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176.2" calcext:value-type="float">
            <text:p>176.2</text:p>
          </table:table-cell>
          <table:table-cell office:value-type="float" office:value="431.7" calcext:value-type="float">
            <text:p>431.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176.9" calcext:value-type="float">
            <text:p>176.9</text:p>
          </table:table-cell>
          <table:table-cell office:value-type="float" office:value="414.4" calcext:value-type="float">
            <text:p>414.4</text:p>
          </table:table-cell>
          <table:table-cell office:value-type="float" office:value="832.8" calcext:value-type="float">
            <text:p>832.8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75.2" calcext:value-type="float">
            <text:p>175.2</text:p>
          </table:table-cell>
          <table:table-cell office:value-type="float" office:value="468.5" calcext:value-type="float">
            <text:p>468.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184.9" calcext:value-type="float">
            <text:p>184.9</text:p>
          </table:table-cell>
          <table:table-cell office:value-type="float" office:value="711.6" calcext:value-type="float">
            <text:p>711.6</text:p>
          </table:table-cell>
          <table:table-cell office:value-type="float" office:value="2161.4" calcext:value-type="float">
            <text:p>2161.4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181.1" calcext:value-type="float">
            <text:p>181.1</text:p>
          </table:table-cell>
          <table:table-cell office:value-type="float" office:value="959" calcext:value-type="float">
            <text:p>959</text:p>
          </table:table-cell>
          <table:table-cell office:value-type="float" office:value="3127.4" calcext:value-type="float">
            <text:p>3127.4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186.8" calcext:value-type="float">
            <text:p>186.8</text:p>
          </table:table-cell>
          <table:table-cell office:value-type="float" office:value="969.4" calcext:value-type="float">
            <text:p>969.4</text:p>
          </table:table-cell>
          <table:table-cell office:value-type="float" office:value="3246.2" calcext:value-type="float">
            <text:p>3246.2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178" calcext:value-type="float">
            <text:p>178</text:p>
          </table:table-cell>
          <table:table-cell office:value-type="float" office:value="738.1" calcext:value-type="float">
            <text:p>738.1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175.8" calcext:value-type="float">
            <text:p>175.8</text:p>
          </table:table-cell>
          <table:table-cell office:value-type="float" office:value="411.8" calcext:value-type="float">
            <text:p>411.8</text:p>
          </table:table-cell>
          <table:table-cell office:value-type="float" office:value="1192.1" calcext:value-type="float">
            <text:p>1192.1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171.1" calcext:value-type="float">
            <text:p>171.1</text:p>
          </table:table-cell>
          <table:table-cell office:value-type="float" office:value="314.6" calcext:value-type="float">
            <text:p>314.6</text:p>
          </table:table-cell>
          <table:table-cell office:value-type="float" office:value="734.4" calcext:value-type="float">
            <text:p>734.4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163.7" calcext:value-type="float">
            <text:p>163.7</text:p>
          </table:table-cell>
          <table:table-cell office:value-type="float" office:value="284.8" calcext:value-type="float">
            <text:p>284.8</text:p>
          </table:table-cell>
          <table:table-cell office:value-type="float" office:value="666.2" calcext:value-type="float">
            <text:p>666.2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153.4" calcext:value-type="float">
            <text:p>153.4</text:p>
          </table:table-cell>
          <table:table-cell office:value-type="float" office:value="270.6" calcext:value-type="float">
            <text:p>270.6</text:p>
          </table:table-cell>
          <table:table-cell office:value-type="float" office:value="632.3" calcext:value-type="float">
            <text:p>632.3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147.2" calcext:value-type="float">
            <text:p>147.2</text:p>
          </table:table-cell>
          <table:table-cell office:value-type="float" office:value="254.2" calcext:value-type="float">
            <text:p>254.2</text:p>
          </table:table-cell>
          <table:table-cell office:value-type="float" office:value="612.5" calcext:value-type="float">
            <text:p>612.5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139" calcext:value-type="float">
            <text:p>139</text:p>
          </table:table-cell>
          <table:table-cell office:value-type="float" office:value="242.9" calcext:value-type="float">
            <text:p>242.9</text:p>
          </table:table-cell>
          <table:table-cell office:value-type="float" office:value="595.9" calcext:value-type="float">
            <text:p>595.9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129.4" calcext:value-type="float">
            <text:p>129.4</text:p>
          </table:table-cell>
          <table:table-cell office:value-type="float" office:value="227.4" calcext:value-type="float">
            <text:p>227.4</text:p>
          </table:table-cell>
          <table:table-cell office:value-type="float" office:value="571.3" calcext:value-type="float">
            <text:p>571.3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125.8" calcext:value-type="float">
            <text:p>125.8</text:p>
          </table:table-cell>
          <table:table-cell office:value-type="float" office:value="214" calcext:value-type="float">
            <text:p>214</text:p>
          </table:table-cell>
          <table:table-cell office:value-type="float" office:value="541.7" calcext:value-type="float">
            <text:p>541.7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119" calcext:value-type="float">
            <text:p>119</text:p>
          </table:table-cell>
          <table:table-cell office:value-type="float" office:value="196" calcext:value-type="float">
            <text:p>196</text:p>
          </table:table-cell>
          <table:table-cell office:value-type="float" office:value="523.7" calcext:value-type="float">
            <text:p>523.7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114.3" calcext:value-type="float">
            <text:p>114.3</text:p>
          </table:table-cell>
          <table:table-cell office:value-type="float" office:value="184.5" calcext:value-type="float">
            <text:p>184.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108.4" calcext:value-type="float">
            <text:p>108.4</text:p>
          </table:table-cell>
          <table:table-cell office:value-type="float" office:value="174.9" calcext:value-type="float">
            <text:p>174.9</text:p>
          </table:table-cell>
          <table:table-cell office:value-type="float" office:value="491.1" calcext:value-type="float">
            <text:p>491.1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95.7" calcext:value-type="float">
            <text:p>95.7</text:p>
          </table:table-cell>
          <table:table-cell office:value-type="float" office:value="167.8" calcext:value-type="float">
            <text:p>167.8</text:p>
          </table:table-cell>
          <table:table-cell office:value-type="float" office:value="474.8" calcext:value-type="float">
            <text:p>474.8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88.5" calcext:value-type="float">
            <text:p>88.5</text:p>
          </table:table-cell>
          <table:table-cell office:value-type="float" office:value="147.6" calcext:value-type="float">
            <text:p>147.6</text:p>
          </table:table-cell>
          <table:table-cell office:value-type="float" office:value="450.8" calcext:value-type="float">
            <text:p>450.8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90" calcext:value-type="float">
            <text:p>90</text:p>
          </table:table-cell>
          <table:table-cell office:value-type="float" office:value="150.3" calcext:value-type="float">
            <text:p>150.3</text:p>
          </table:table-cell>
          <table:table-cell office:value-type="float" office:value="445.4" calcext:value-type="float">
            <text:p>445.4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85.1" calcext:value-type="float">
            <text:p>85.1</text:p>
          </table:table-cell>
          <table:table-cell office:value-type="float" office:value="131.8" calcext:value-type="float">
            <text:p>131.8</text:p>
          </table:table-cell>
          <table:table-cell office:value-type="float" office:value="430.9" calcext:value-type="float">
            <text:p>430.9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80.6" calcext:value-type="float">
            <text:p>80.6</text:p>
          </table:table-cell>
          <table:table-cell office:value-type="float" office:value="126.7" calcext:value-type="float">
            <text:p>126.7</text:p>
          </table:table-cell>
          <table:table-cell office:value-type="float" office:value="404.7" calcext:value-type="float">
            <text:p>404.7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76" calcext:value-type="float">
            <text:p>76</text:p>
          </table:table-cell>
          <table:table-cell office:value-type="float" office:value="118.8" calcext:value-type="float">
            <text:p>118.8</text:p>
          </table:table-cell>
          <table:table-cell office:value-type="float" office:value="395.9" calcext:value-type="float">
            <text:p>395.9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69.2" calcext:value-type="float">
            <text:p>69.2</text:p>
          </table:table-cell>
          <table:table-cell office:value-type="float" office:value="105.7" calcext:value-type="float">
            <text:p>105.7</text:p>
          </table:table-cell>
          <table:table-cell office:value-type="float" office:value="382.4" calcext:value-type="float">
            <text:p>382.4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59.7" calcext:value-type="float">
            <text:p>59.7</text:p>
          </table:table-cell>
          <table:table-cell office:value-type="float" office:value="96.9" calcext:value-type="float">
            <text:p>96.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60.1" calcext:value-type="float">
            <text:p>60.1</text:p>
          </table:table-cell>
          <table:table-cell office:value-type="float" office:value="84.9" calcext:value-type="float">
            <text:p>84.9</text:p>
          </table:table-cell>
          <table:table-cell office:value-type="float" office:value="351.7" calcext:value-type="float">
            <text:p>351.7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51.3" calcext:value-type="float">
            <text:p>51.3</text:p>
          </table:table-cell>
          <table:table-cell office:value-type="float" office:value="78.5" calcext:value-type="float">
            <text:p>78.5</text:p>
          </table:table-cell>
          <table:table-cell office:value-type="float" office:value="345.9" calcext:value-type="float">
            <text:p>345.9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46.3" calcext:value-type="float">
            <text:p>46.3</text:p>
          </table:table-cell>
          <table:table-cell office:value-type="float" office:value="70" calcext:value-type="float">
            <text:p>70</text:p>
          </table:table-cell>
          <table:table-cell office:value-type="float" office:value="326.8" calcext:value-type="float">
            <text:p>326.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.4" calcext:value-type="float">
            <text:p>39.4</text:p>
          </table:table-cell>
          <table:table-cell office:value-type="float" office:value="64.8" calcext:value-type="float">
            <text:p>64.8</text:p>
          </table:table-cell>
          <table:table-cell office:value-type="float" office:value="320.3" calcext:value-type="float">
            <text:p>320.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.8" calcext:value-type="float">
            <text:p>40.8</text:p>
          </table:table-cell>
          <table:table-cell office:value-type="float" office:value="62.4" calcext:value-type="float">
            <text:p>62.4</text:p>
          </table:table-cell>
          <table:table-cell office:value-type="float" office:value="304.4" calcext:value-type="float">
            <text:p>304.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.8" calcext:value-type="float">
            <text:p>32.8</text:p>
          </table:table-cell>
          <table:table-cell office:value-type="float" office:value="62.5" calcext:value-type="float">
            <text:p>62.5</text:p>
          </table:table-cell>
          <table:table-cell office:value-type="float" office:value="297.7" calcext:value-type="float">
            <text:p>297.7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33.6" calcext:value-type="float">
            <text:p>33.6</text:p>
          </table:table-cell>
          <table:table-cell office:value-type="float" office:value="62.9" calcext:value-type="float">
            <text:p>62.9</text:p>
          </table:table-cell>
          <table:table-cell office:value-type="float" office:value="289.9" calcext:value-type="float">
            <text:p>289.9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28.1" calcext:value-type="float">
            <text:p>28.1</text:p>
          </table:table-cell>
          <table:table-cell office:value-type="float" office:value="66" calcext:value-type="float">
            <text:p>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274.9" calcext:value-type="float">
            <text:p>274.9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27" calcext:value-type="float">
            <text:p>27</text:p>
          </table:table-cell>
          <table:table-cell office:value-type="float" office:value="68.7" calcext:value-type="float">
            <text:p>68.7</text:p>
          </table:table-cell>
          <table:table-cell office:value-type="float" office:value="263.3" calcext:value-type="float">
            <text:p>263.3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20.2" calcext:value-type="float">
            <text:p>20.2</text:p>
          </table:table-cell>
          <table:table-cell office:value-type="float" office:value="70.7" calcext:value-type="float">
            <text:p>70.7</text:p>
          </table:table-cell>
          <table:table-cell office:value-type="float" office:value="262.5" calcext:value-type="float">
            <text:p>262.5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0.8" calcext:value-type="float">
            <text:p>20.8</text:p>
          </table:table-cell>
          <table:table-cell office:value-type="float" office:value="77.1" calcext:value-type="float">
            <text:p>77.1</text:p>
          </table:table-cell>
          <table:table-cell office:value-type="float" office:value="253.5" calcext:value-type="float">
            <text:p>253.5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18.3" calcext:value-type="float">
            <text:p>18.3</text:p>
          </table:table-cell>
          <table:table-cell office:value-type="float" office:value="73.6" calcext:value-type="float">
            <text:p>73.6</text:p>
          </table:table-cell>
          <table:table-cell office:value-type="float" office:value="244.4" calcext:value-type="float">
            <text:p>244.4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15.8" calcext:value-type="float">
            <text:p>15.8</text:p>
          </table:table-cell>
          <table:table-cell office:value-type="float" office:value="70.5" calcext:value-type="float">
            <text:p>70.5</text:p>
          </table:table-cell>
          <table:table-cell office:value-type="float" office:value="247.7" calcext:value-type="float">
            <text:p>247.7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15.9" calcext:value-type="float">
            <text:p>15.9</text:p>
          </table:table-cell>
          <table:table-cell office:value-type="float" office:value="73.1" calcext:value-type="float">
            <text:p>73.1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14.8" calcext:value-type="float">
            <text:p>14.8</text:p>
          </table:table-cell>
          <table:table-cell office:value-type="float" office:value="70" calcext:value-type="float">
            <text:p>70</text:p>
          </table:table-cell>
          <table:table-cell office:value-type="float" office:value="228.6" calcext:value-type="float">
            <text:p>228.6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13.9" calcext:value-type="float">
            <text:p>13.9</text:p>
          </table:table-cell>
          <table:table-cell office:value-type="float" office:value="73.3" calcext:value-type="float">
            <text:p>73.3</text:p>
          </table:table-cell>
          <table:table-cell office:value-type="float" office:value="222.8" calcext:value-type="float">
            <text:p>222.8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232.3" calcext:value-type="float">
            <text:p>232.3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12.1" calcext:value-type="float">
            <text:p>12.1</text:p>
          </table:table-cell>
          <table:table-cell office:value-type="float" office:value="76.1" calcext:value-type="float">
            <text:p>76.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10.8" calcext:value-type="float">
            <text:p>10.8</text:p>
          </table:table-cell>
          <table:table-cell office:value-type="float" office:value="67.6" calcext:value-type="float">
            <text:p>67.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8.3" calcext:value-type="float">
            <text:p>8.3</text:p>
          </table:table-cell>
          <table:table-cell office:value-type="float" office:value="70.9" calcext:value-type="float">
            <text:p>70.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9.9" calcext:value-type="float">
            <text:p>9.9</text:p>
          </table:table-cell>
          <table:table-cell office:value-type="float" office:value="69" calcext:value-type="float">
            <text:p>69</text:p>
          </table:table-cell>
          <table:table-cell office:value-type="float" office:value="213.4" calcext:value-type="float">
            <text:p>213.4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7.5" calcext:value-type="float">
            <text:p>7.5</text:p>
          </table:table-cell>
          <table:table-cell office:value-type="float" office:value="70.5" calcext:value-type="float">
            <text:p>70.5</text:p>
          </table:table-cell>
          <table:table-cell office:value-type="float" office:value="198.9" calcext:value-type="float">
            <text:p>198.9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6.1" calcext:value-type="float">
            <text:p>6.1</text:p>
          </table:table-cell>
          <table:table-cell office:value-type="float" office:value="71.7" calcext:value-type="float">
            <text:p>71.7</text:p>
          </table:table-cell>
          <table:table-cell office:value-type="float" office:value="201.7" calcext:value-type="float">
            <text:p>201.7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6.4" calcext:value-type="float">
            <text:p>6.4</text:p>
          </table:table-cell>
          <table:table-cell office:value-type="float" office:value="65.2" calcext:value-type="float">
            <text:p>65.2</text:p>
          </table:table-cell>
          <table:table-cell office:value-type="float" office:value="195.4" calcext:value-type="float">
            <text:p>195.4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5.7" calcext:value-type="float">
            <text:p>5.7</text:p>
          </table:table-cell>
          <table:table-cell office:value-type="float" office:value="73" calcext:value-type="float">
            <text:p>73</text:p>
          </table:table-cell>
          <table:table-cell office:value-type="float" office:value="204.3" calcext:value-type="float">
            <text:p>204.3</text:p>
          </table:table-cell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5.3" calcext:value-type="float">
            <text:p>5.3</text:p>
          </table:table-cell>
          <table:table-cell office:value-type="float" office:value="67.9" calcext:value-type="float">
            <text:p>67.9</text:p>
          </table:table-cell>
          <table:table-cell office:value-type="float" office:value="196.6" calcext:value-type="float">
            <text:p>196.6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5.3" calcext:value-type="float">
            <text:p>5.3</text:p>
          </table:table-cell>
          <table:table-cell office:value-type="float" office:value="62.3" calcext:value-type="float">
            <text:p>62.3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4.7" calcext:value-type="float">
            <text:p>4.7</text:p>
          </table:table-cell>
          <table:table-cell office:value-type="float" office:value="66.8" calcext:value-type="float">
            <text:p>66.8</text:p>
          </table:table-cell>
          <table:table-cell office:value-type="float" office:value="183.6" calcext:value-type="float">
            <text:p>183.6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.1" calcext:value-type="float">
            <text:p>5.1</text:p>
          </table:table-cell>
          <table:table-cell office:value-type="float" office:value="61.5" calcext:value-type="float">
            <text:p>61.5</text:p>
          </table:table-cell>
          <table:table-cell office:value-type="float" office:value="182.7" calcext:value-type="float">
            <text:p>182.7</text:p>
          </table:table-cell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7" calcext:value-type="float">
            <text:p>7</text:p>
          </table:table-cell>
          <table:table-cell office:value-type="float" office:value="63.4" calcext:value-type="float">
            <text:p>63.4</text:p>
          </table:table-cell>
          <table:table-cell office:value-type="float" office:value="177.9" calcext:value-type="float">
            <text:p>177.9</text:p>
          </table:table-cell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8.8" calcext:value-type="float">
            <text:p>8.8</text:p>
          </table:table-cell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float" office:value="239.9" calcext:value-type="float">
            <text:p>239.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83.6" calcext:value-type="float">
            <text:p>83.6</text:p>
          </table:table-cell>
          <table:table-cell office:value-type="float" office:value="318.5" calcext:value-type="float">
            <text:p>318.5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/>
          <table:table-cell office:value-type="float" office:value="106.6" calcext:value-type="float">
            <text:p>106.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26.9" calcext:value-type="float">
            <text:p>126.9</text:p>
          </table:table-cell>
          <table:table-cell/>
          <table:table-cell office:value-type="float" office:value="109.9" calcext:value-type="float">
            <text:p>109.9</text:p>
          </table:table-cell>
          <table:table-cell office:value-type="float" office:value="470.8" calcext:value-type="float">
            <text:p>470.8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/>
          <table:table-cell office:value-type="float" office:value="96.6" calcext:value-type="float">
            <text:p>96.6</text:p>
          </table:table-cell>
          <table:table-cell office:value-type="float" office:value="395.5" calcext:value-type="float">
            <text:p>395.5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/>
          <table:table-cell office:value-type="float" office:value="55.8" calcext:value-type="float">
            <text:p>55.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/>
          <table:table-cell office:value-type="float" office:value="55.4" calcext:value-type="float">
            <text:p>55.4</text:p>
          </table:table-cell>
          <table:table-cell office:value-type="float" office:value="168.9" calcext:value-type="float">
            <text:p>168.9</text:p>
          </table:table-cell>
        </table:table-row>
        <table:table-row table:style-name="ro1">
          <table:table-cell office:value-type="float" office:value="132.6" calcext:value-type="float">
            <text:p>132.6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162.7" calcext:value-type="float">
            <text:p>162.7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164.9" calcext:value-type="float">
            <text:p>164.9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float" office:value="153.8" calcext:value-type="float">
            <text:p>153.8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153.2" calcext:value-type="float">
            <text:p>153.2</text:p>
          </table:table-cell>
        </table:table-row>
        <table:table-row table:style-name="ro1">
          <table:table-cell office:value-type="float" office:value="138.4" calcext:value-type="float">
            <text:p>138.4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1">
          <table:table-cell office:value-type="float" office:value="139.3" calcext:value-type="float">
            <text:p>139.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78.2" calcext:value-type="float">
            <text:p>178.2</text:p>
          </table:table-cell>
        </table:table-row>
        <table:table-row table:style-name="ro1">
          <table:table-cell office:value-type="float" office:value="140.3" calcext:value-type="float">
            <text:p>140.3</text:p>
          </table:table-cell>
          <table:table-cell/>
          <table:table-cell office:value-type="float" office:value="82.1" calcext:value-type="float">
            <text:p>82.1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/>
          <table:table-cell office:value-type="float" office:value="156.5" calcext:value-type="float">
            <text:p>156.5</text:p>
          </table:table-cell>
          <table:table-cell office:value-type="float" office:value="720.7" calcext:value-type="float">
            <text:p>720.7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026.2" calcext:value-type="float">
            <text:p>1026.2</text:p>
          </table:table-cell>
        </table:table-row>
        <table:table-row table:style-name="ro1">
          <table:table-cell office:value-type="float" office:value="143.1" calcext:value-type="float">
            <text:p>143.1</text:p>
          </table:table-cell>
          <table:table-cell/>
          <table:table-cell office:value-type="float" office:value="198.2" calcext:value-type="float">
            <text:p>198.2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44.1" calcext:value-type="float">
            <text:p>144.1</text:p>
          </table:table-cell>
          <table:table-cell/>
          <table:table-cell office:value-type="float" office:value="119.9" calcext:value-type="float">
            <text:p>119.9</text:p>
          </table:table-cell>
          <table:table-cell office:value-type="float" office:value="613.3" calcext:value-type="float">
            <text:p>613.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46.8" calcext:value-type="float">
            <text:p>46.8</text:p>
          </table:table-cell>
          <table:table-cell office:value-type="float" office:value="142.1" calcext:value-type="float">
            <text:p>142.1</text:p>
          </table:table-cell>
        </table:table-row>
        <table:table-row table:style-name="ro1">
          <table:table-cell office:value-type="float" office:value="146.9" calcext:value-type="float">
            <text:p>146.9</text:p>
          </table:table-cell>
          <table:table-cell/>
          <table:table-cell office:value-type="float" office:value="43.1" calcext:value-type="float">
            <text:p>43.1</text:p>
          </table:table-cell>
          <table:table-cell office:value-type="float" office:value="133.6" calcext:value-type="float">
            <text:p>133.6</text:p>
          </table:table-cell>
        </table:table-row>
        <table:table-row table:style-name="ro1">
          <table:table-cell office:value-type="float" office:value="147.9" calcext:value-type="float">
            <text:p>147.9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126.3" calcext:value-type="float">
            <text:p>126.3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1">
          <table:table-cell office:value-type="float" office:value="150.7" calcext:value-type="float">
            <text:p>150.7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1">
          <table:table-cell office:value-type="float" office:value="151.7" calcext:value-type="float">
            <text:p>151.7</text:p>
          </table:table-cell>
          <table:table-cell/>
          <table:table-cell office:value-type="float" office:value="40.7" calcext:value-type="float">
            <text:p>40.7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1">
          <table:table-cell office:value-type="float" office:value="152.6" calcext:value-type="float">
            <text:p>152.6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float" office:value="153.6" calcext:value-type="float">
            <text:p>153.6</text:p>
          </table:table-cell>
          <table:table-cell/>
          <table:table-cell office:value-type="float" office:value="38.7" calcext:value-type="float">
            <text:p>38.7</text:p>
          </table:table-cell>
          <table:table-cell office:value-type="float" office:value="115.3" calcext:value-type="float">
            <text:p>115.3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/>
          <table:table-cell office:value-type="float" office:value="37.7" calcext:value-type="float">
            <text:p>37.7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156.4" calcext:value-type="float">
            <text:p>156.4</text:p>
          </table:table-cell>
          <table:table-cell/>
          <table:table-cell office:value-type="float" office:value="40.1" calcext:value-type="float">
            <text:p>40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7.4" calcext:value-type="float">
            <text:p>157.4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158.3" calcext:value-type="float">
            <text:p>158.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159.2" calcext:value-type="float">
            <text:p>159.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161.1" calcext:value-type="float">
            <text:p>161.1</text:p>
          </table:table-cell>
          <table:table-cell/>
          <table:table-cell office:value-type="float" office:value="37.4" calcext:value-type="float">
            <text:p>37.4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162.1" calcext:value-type="float">
            <text:p>162.1</text:p>
          </table:table-cell>
          <table:table-cell/>
          <table:table-cell office:value-type="float" office:value="37.4" calcext:value-type="float">
            <text:p>37.4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36.9" calcext:value-type="float">
            <text:p>36.9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164.9" calcext:value-type="float">
            <text:p>164.9</text:p>
          </table:table-cell>
          <table:table-cell/>
          <table:table-cell office:value-type="float" office:value="32.1" calcext:value-type="float">
            <text:p>32.1</text:p>
          </table:table-cell>
          <table:table-cell office:value-type="float" office:value="85.1" calcext:value-type="float">
            <text:p>85.1</text:p>
          </table:table-cell>
        </table:table-row>
        <table:table-row table:style-name="ro1">
          <table:table-cell office:value-type="float" office:value="165.8" calcext:value-type="float">
            <text:p>165.8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float" office:value="166.8" calcext:value-type="float">
            <text:p>166.8</text:p>
          </table:table-cell>
          <table:table-cell/>
          <table:table-cell office:value-type="float" office:value="32.1" calcext:value-type="float">
            <text:p>32.1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office:value-type="float" office:value="167.7" calcext:value-type="float">
            <text:p>167.7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float" office:value="168.7" calcext:value-type="float">
            <text:p>168.7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float" office:value="169.6" calcext:value-type="float">
            <text:p>169.6</text:p>
          </table:table-cell>
          <table:table-cell/>
          <table:table-cell office:value-type="float" office:value="33.2" calcext:value-type="float">
            <text:p>33.2</text:p>
          </table:table-cell>
          <table:table-cell office:value-type="float" office:value="83.1" calcext:value-type="float">
            <text:p>83.1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173.3" calcext:value-type="float">
            <text:p>173.3</text:p>
          </table:table-cell>
          <table:table-cell/>
          <table:table-cell office:value-type="float" office:value="28.7" calcext:value-type="float">
            <text:p>28.7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174.3" calcext:value-type="float">
            <text:p>174.3</text:p>
          </table:table-cell>
          <table:table-cell/>
          <table:table-cell office:value-type="float" office:value="31.6" calcext:value-type="float">
            <text:p>31.6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175.2" calcext:value-type="float">
            <text:p>175.2</text:p>
          </table:table-cell>
          <table:table-cell table:number-columns-repeated="2"/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176.2" calcext:value-type="float">
            <text:p>176.2</text:p>
          </table:table-cell>
          <table:table-cell table:number-columns-repeated="2"/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177.1" calcext:value-type="float">
            <text:p>177.1</text:p>
          </table:table-cell>
          <table:table-cell table:number-columns-repeated="2"/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179.9" calcext:value-type="float">
            <text:p>179.9</text:p>
          </table:table-cell>
          <table:table-cell table:number-columns-repeated="2"/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180.8" calcext:value-type="float">
            <text:p>180.8</text:p>
          </table:table-cell>
          <table:table-cell table:number-columns-repeated="2"/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81.8" calcext:value-type="float">
            <text:p>181.8</text:p>
          </table:table-cell>
          <table:table-cell table:number-columns-repeated="2"/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182.7" calcext:value-type="float">
            <text:p>182.7</text:p>
          </table:table-cell>
          <table:table-cell table:number-columns-repeated="2"/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183.6" calcext:value-type="float">
            <text:p>183.6</text:p>
          </table:table-cell>
          <table:table-cell table:number-columns-repeated="2"/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184.6" calcext:value-type="float">
            <text:p>184.6</text:p>
          </table:table-cell>
          <table:table-cell table:number-columns-repeated="2"/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float" office:value="185.5" calcext:value-type="float">
            <text:p>185.5</text:p>
          </table:table-cell>
          <table:table-cell table:number-columns-repeated="2"/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186.4" calcext:value-type="float">
            <text:p>186.4</text:p>
          </table:table-cell>
          <table:table-cell table:number-columns-repeated="2"/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187.3" calcext:value-type="float">
            <text:p>187.3</text:p>
          </table:table-cell>
          <table:table-cell table:number-columns-repeated="2"/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188.3" calcext:value-type="float">
            <text:p>188.3</text:p>
          </table:table-cell>
          <table:table-cell table:number-columns-repeated="2"/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189.2" calcext:value-type="float">
            <text:p>189.2</text:p>
          </table:table-cell>
          <table:table-cell table:number-columns-repeated="2"/>
          <table:table-cell office:value-type="float" office:value="113.9" calcext:value-type="float">
            <text:p>113.9</text:p>
          </table:table-cell>
        </table:table-row>
        <table:table-row table:style-name="ro1">
          <table:table-cell office:value-type="float" office:value="190.1" calcext:value-type="float">
            <text:p>190.1</text:p>
          </table:table-cell>
          <table:table-cell table:number-columns-repeated="2"/>
          <table:table-cell office:value-type="float" office:value="126.7" calcext:value-type="float">
            <text:p>126.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192.9" calcext:value-type="float">
            <text:p>192.9</text:p>
          </table:table-cell>
          <table:table-cell table:number-columns-repeated="2"/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float" office:value="194.7" calcext:value-type="float">
            <text:p>194.7</text:p>
          </table:table-cell>
          <table:table-cell table:number-columns-repeated="2"/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195.7" calcext:value-type="float">
            <text:p>195.7</text:p>
          </table:table-cell>
          <table:table-cell table:number-columns-repeated="2"/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196.6" calcext:value-type="float">
            <text:p>196.6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7.5" calcext:value-type="float">
            <text:p>197.5</text:p>
          </table:table-cell>
          <table:table-cell table:number-columns-repeated="2"/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198.4" calcext:value-type="float">
            <text:p>198.4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9.4" calcext:value-type="float">
            <text:p>199.4</text:p>
          </table:table-cell>
          <table:table-cell table:number-columns-repeated="2"/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200.3" calcext:value-type="float">
            <text:p>200.3</text:p>
          </table:table-cell>
          <table:table-cell table:number-columns-repeated="2"/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201.2" calcext:value-type="float">
            <text:p>201.2</text:p>
          </table:table-cell>
          <table:table-cell table:number-columns-repeated="2"/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202.1" calcext:value-type="float">
            <text:p>202.1</text:p>
          </table:table-cell>
          <table:table-cell table:number-columns-repeated="2"/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204.9" calcext:value-type="float">
            <text:p>204.9</text:p>
          </table:table-cell>
          <table:table-cell table:number-columns-repeated="2"/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205.8" calcext:value-type="float">
            <text:p>205.8</text:p>
          </table:table-cell>
          <table:table-cell table:number-columns-repeated="2"/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206.7" calcext:value-type="float">
            <text:p>206.7</text:p>
          </table:table-cell>
          <table:table-cell table:number-columns-repeated="2"/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207.6" calcext:value-type="float">
            <text:p>207.6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8.5" calcext:value-type="float">
            <text:p>208.5</text:p>
          </table:table-cell>
          <table:table-cell table:number-columns-repeated="2"/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209.5" calcext:value-type="float">
            <text:p>209.5</text:p>
          </table:table-cell>
          <table:table-cell table:number-columns-repeated="2"/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float" office:value="210.4" calcext:value-type="float">
            <text:p>210.4</text:p>
          </table:table-cell>
          <table:table-cell table:number-columns-repeated="2"/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float" office:value="211.3" calcext:value-type="float">
            <text:p>211.3</text:p>
          </table:table-cell>
          <table:table-cell table:number-columns-repeated="2"/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212.2" calcext:value-type="float">
            <text:p>212.2</text:p>
          </table:table-cell>
          <table:table-cell table:number-columns-repeated="2"/>
          <table:table-cell office:value-type="float" office:value="195.1" calcext:value-type="float">
            <text:p>195.1</text:p>
          </table:table-cell>
        </table:table-row>
        <table:table-row table:style-name="ro1">
          <table:table-cell office:value-type="float" office:value="213.1" calcext:value-type="float">
            <text:p>213.1</text:p>
          </table:table-cell>
          <table:table-cell table:number-columns-repeated="2"/>
          <table:table-cell office:value-type="float" office:value="269.1" calcext:value-type="float">
            <text:p>269.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261.5" calcext:value-type="float">
            <text:p>261.5</text:p>
          </table:table-cell>
        </table:table-row>
        <table:table-row table:style-name="ro1">
          <table:table-cell office:value-type="float" office:value="214.9" calcext:value-type="float">
            <text:p>214.9</text:p>
          </table:table-cell>
          <table:table-cell table:number-columns-repeated="2"/>
          <table:table-cell office:value-type="float" office:value="171.2" calcext:value-type="float">
            <text:p>171.2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table:number-columns-repeated="2"/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float" office:value="216.7" calcext:value-type="float">
            <text:p>216.7</text:p>
          </table:table-cell>
          <table:table-cell table:number-columns-repeated="2"/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217.7" calcext:value-type="float">
            <text:p>217.7</text:p>
          </table:table-cell>
          <table:table-cell table:number-columns-repeated="2"/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218.6" calcext:value-type="float">
            <text:p>218.6</text:p>
          </table:table-cell>
          <table:table-cell table:number-columns-repeated="2"/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219.5" calcext:value-type="float">
            <text:p>219.5</text:p>
          </table:table-cell>
          <table:table-cell table:number-columns-repeated="2"/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220.4" calcext:value-type="float">
            <text:p>220.4</text:p>
          </table:table-cell>
          <table:table-cell table:number-columns-repeated="2"/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221.3" calcext:value-type="float">
            <text:p>221.3</text:p>
          </table:table-cell>
          <table:table-cell table:number-columns-repeated="2"/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222.2" calcext:value-type="float">
            <text:p>222.2</text:p>
          </table:table-cell>
          <table:table-cell table:number-columns-repeated="2"/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223.1" calcext:value-type="float">
            <text:p>223.1</text:p>
          </table:table-cell>
          <table:table-cell table:number-columns-repeated="2"/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224.9" calcext:value-type="float">
            <text:p>224.9</text:p>
          </table:table-cell>
          <table:table-cell table:number-columns-repeated="2"/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225.8" calcext:value-type="float">
            <text:p>225.8</text:p>
          </table:table-cell>
          <table:table-cell table:number-columns-repeated="2"/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226.7" calcext:value-type="float">
            <text:p>226.7</text:p>
          </table:table-cell>
          <table:table-cell table:number-columns-repeated="2"/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227.6" calcext:value-type="float">
            <text:p>227.6</text:p>
          </table:table-cell>
          <table:table-cell table:number-columns-repeated="2"/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228.5" calcext:value-type="float">
            <text:p>228.5</text:p>
          </table:table-cell>
          <table:table-cell table:number-columns-repeated="2"/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229.4" calcext:value-type="float">
            <text:p>229.4</text:p>
          </table:table-cell>
          <table:table-cell table:number-columns-repeated="2"/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230.3" calcext:value-type="float">
            <text:p>230.3</text:p>
          </table:table-cell>
          <table:table-cell table:number-columns-repeated="2"/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231.2" calcext:value-type="float">
            <text:p>231.2</text:p>
          </table:table-cell>
          <table:table-cell table:number-columns-repeated="2"/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232.1" calcext:value-type="float">
            <text:p>232.1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233.9" calcext:value-type="float">
            <text:p>233.9</text:p>
          </table:table-cell>
          <table:table-cell table:number-columns-repeated="2"/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34.8" calcext:value-type="float">
            <text:p>234.8</text:p>
          </table:table-cell>
          <table:table-cell table:number-columns-repeated="2"/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35.7" calcext:value-type="float">
            <text:p>235.7</text:p>
          </table:table-cell>
          <table:table-cell table:number-columns-repeated="2"/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236.6" calcext:value-type="float">
            <text:p>236.6</text:p>
          </table:table-cell>
          <table:table-cell table:number-columns-repeated="2"/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37.5" calcext:value-type="float">
            <text:p>237.5</text:p>
          </table:table-cell>
          <table:table-cell table:number-columns-repeated="2"/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38.4" calcext:value-type="float">
            <text:p>238.4</text:p>
          </table:table-cell>
          <table:table-cell table:number-columns-repeated="2"/>
          <table:table-cell office:value-type="float" office:value="23.1" calcext:value-type="float">
            <text:p>2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00-00-00</text:date>, <text:time style:data-style-name="N2" text:time-value="07:22:29.5970147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6T15:17:04.686000000</meta:creation-date>
    <dc:date>2021-08-27T10:04:03.949722951</dc:date>
    <meta:editing-duration>PT4H12M32S</meta:editing-duration>
    <meta:editing-cycles>46</meta:editing-cycles>
    <meta:generator>LibreOffice/7.1.4.2$Linux_X86_64 LibreOffice_project/10$Build-2</meta:generator>
    <dc:creator>Yudong Sun</dc:creator>
    <meta:document-statistic meta:table-count="5" meta:cell-count="1777" meta:object-count="0"/>
  </office:meta>
</office:document-meta>
</file>